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51b8" officeooo:paragraph-rsid="000151b8"/>
    </style:style>
    <style:style style:name="P2" style:family="paragraph" style:parent-style-name="Standard">
      <style:text-properties officeooo:rsid="000151b8" officeooo:paragraph-rsid="000197b4"/>
    </style:style>
    <style:style style:name="P3" style:family="paragraph" style:parent-style-name="Standard">
      <style:text-properties officeooo:rsid="000151b8" officeooo:paragraph-rsid="0002a1c0"/>
    </style:style>
    <style:style style:name="P4" style:family="paragraph" style:parent-style-name="Standard">
      <style:text-properties officeooo:rsid="000151b8" officeooo:paragraph-rsid="0003831b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officeooo:rsid="0006768b" officeooo:paragraph-rsid="000197b4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weight="bold" officeooo:rsid="0003831b" officeooo:paragraph-rsid="0003831b" style:font-weight-asian="bold" style:font-weight-complex="bold"/>
    </style:style>
    <style:style style:name="P7" style:family="paragraph" style:parent-style-name="Standard">
      <style:text-properties fo:font-size="15pt" style:text-underline-style="solid" style:text-underline-width="auto" style:text-underline-color="font-color" fo:font-weight="bold" officeooo:rsid="000151b8" officeooo:paragraph-rsid="000151b8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style:text-underline-style="solid" style:text-underline-width="auto" style:text-underline-color="font-color" fo:font-weight="bold" officeooo:rsid="0002a1c0" officeooo:paragraph-rsid="0002a1c0" style:font-size-asian="15pt" style:font-weight-asian="bold" style:font-size-complex="15pt" style:font-weight-complex="bold"/>
    </style:style>
    <style:style style:name="P9" style:family="paragraph" style:parent-style-name="Standard">
      <style:text-properties officeooo:rsid="0003831b" officeooo:paragraph-rsid="0003831b"/>
    </style:style>
    <style:style style:name="P10" style:family="paragraph" style:parent-style-name="Text_20_body" style:list-style-name="L2">
      <style:text-properties officeooo:rsid="0003831b" officeooo:paragraph-rsid="0003831b"/>
    </style:style>
    <style:style style:name="P11" style:family="paragraph" style:parent-style-name="Text_20_body">
      <style:text-properties fo:font-size="12pt" fo:font-weight="bold" officeooo:rsid="0003831b" officeooo:paragraph-rsid="0003831b" style:font-size-asian="12pt" style:font-weight-asian="bold" style:font-size-complex="12pt" style:font-weight-complex="bold"/>
    </style:style>
    <style:style style:name="P12" style:family="paragraph" style:parent-style-name="Text_20_body" style:list-style-name="L3">
      <style:text-properties fo:font-size="12pt" fo:font-weight="normal" officeooo:rsid="0003831b" officeooo:paragraph-rsid="0003831b" style:font-size-asian="12pt" style:font-weight-asian="normal" style:font-size-complex="12pt" style:font-weight-complex="normal"/>
    </style:style>
    <style:style style:name="P13" style:family="paragraph" style:parent-style-name="Text_20_body" style:list-style-name="L2">
      <style:paragraph-properties fo:margin-top="0in" fo:margin-bottom="0in" loext:contextual-spacing="false"/>
      <style:text-properties officeooo:paragraph-rsid="0003831b"/>
    </style:style>
    <style:style style:name="P14" style:family="paragraph" style:parent-style-name="Text_20_body" style:list-style-name="L3">
      <style:paragraph-properties fo:margin-top="0in" fo:margin-bottom="0in" loext:contextual-spacing="false"/>
      <style:text-properties officeooo:paragraph-rsid="0003a108"/>
    </style:style>
    <style:style style:name="P15" style:family="paragraph" style:parent-style-name="Text_20_body" style:list-style-name="L3">
      <style:paragraph-properties fo:margin-top="0in" fo:margin-bottom="0in" loext:contextual-spacing="false"/>
      <style:text-properties fo:font-size="12pt" fo:font-weight="normal" officeooo:paragraph-rsid="0003a108" style:font-size-asian="12pt" style:font-weight-asian="normal" style:font-size-complex="12pt" style:font-weight-complex="normal"/>
    </style:style>
    <style:style style:name="P16" style:family="paragraph" style:parent-style-name="Text_20_body" style:list-style-name="L3">
      <style:paragraph-properties fo:margin-top="0in" fo:margin-bottom="0in" loext:contextual-spacing="false"/>
      <style:text-properties fo:font-size="12pt" fo:font-weight="normal" officeooo:rsid="0003831b" officeooo:paragraph-rsid="0003a108" style:font-size-asian="12pt" style:font-weight-asian="normal" style:font-size-complex="12pt" style:font-weight-complex="normal"/>
    </style:style>
    <style:style style:name="T1" style:family="text">
      <style:text-properties fo:font-size="12pt" fo:font-weight="normal" officeooo:rsid="0002a1c0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03a108" style:font-size-asian="12pt" style:font-weight-asian="normal" style:font-size-complex="12pt" style:font-weight-complex="normal"/>
    </style:style>
    <style:style style:name="T3" style:family="text">
      <style:text-properties officeooo:rsid="000197b4"/>
    </style:style>
    <style:style style:name="T4" style:family="text">
      <style:text-properties fo:font-weight="bold"/>
    </style:style>
    <style:style style:name="T5" style:family="text">
      <style:text-properties fo:font-weight="bold" officeooo:rsid="000197b4" style:font-weight-asian="bold" style:font-weight-complex="bold"/>
    </style:style>
    <style:style style:name="T6" style:family="text">
      <style:text-properties officeooo:rsid="0002a1c0"/>
    </style:style>
    <style:style style:name="T7" style:family="text">
      <style:text-properties fo:font-size="14pt" fo:font-weight="bold" officeooo:rsid="0002a1c0" style:font-size-asian="14pt" style:font-weight-asian="bold" style:font-size-complex="14pt" style:font-weight-complex="bold"/>
    </style:style>
    <style:style style:name="T8" style:family="text">
      <style:text-properties fo:font-size="14pt" officeooo:rsid="0002a1c0" style:font-size-asian="14pt" style:font-size-complex="14pt"/>
    </style:style>
    <style:style style:name="T9" style:family="text">
      <style:text-properties officeooo:rsid="0003831b"/>
    </style:style>
    <style:style style:name="T10" style:family="text">
      <style:text-properties officeooo:rsid="0003a108"/>
    </style:style>
    <text:list-style style:name="L1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troduction:</text:p>
      <text:list xml:id="list246925775" text:style-name="L1">
        <text:list-header>
          <text:p text:style-name="P5"/>
          <text:p text:style-name="P5">Monolithic application has single code base with multiple modules. It has single build system which build entire application. It also has single executable or deployable binary <text:span text:style-name="T3">where as </text:span><text:s/><text:span text:style-name="T3">m</text:span>icroservice architecture is an approach of building large enterprise application with multiple small unit called service, each service develop, deploy and test individually.</text:p>
        </text:list-header>
      </text:list>
      <text:p text:style-name="P1"/>
      <text:p text:style-name="P7">Background</text:p>
      <text:p text:style-name="P2"><text:tab/></text:p>
      <text:p text:style-name="P3"><text:span text:style-name="T3"><text:tab/>In 1972 , Davis Parnas introduced concept of modularity and information hiding in <text:tab/>softwares .Modularity is used to reduced complexities of software application</text:span></text:p>
      <text:p text:style-name="P2"><text:span text:style-name="T3"><text:tab/></text:span></text:p>
      <text:p text:style-name="P2"><text:tab/><text:span text:style-name="T5">What is modularization?</text:span></text:p>
      <text:p text:style-name="P2"><text:tab/> </text:p>
      <text:p text:style-name="P2"><text:tab/>Is the process of dividing a <text:span text:style-name="T4">software</text:span> system into multiple independent modules <text:tab/><text:tab/><text:tab/>where each module works independently.</text:p>
      <text:p text:style-name="P2"/>
      <text:p text:style-name="P8">Summary of Monolithic Architecture</text:p>
      <text:p text:style-name="P3"><text:tab/><text:tab/></text:p>
      <text:p text:style-name="P4">Monolith means composed all in one piece. The <text:span text:style-name="Strong_20_Emphasis">Monolithic</text:span> application describes a single-tiered <text:span text:style-name="Strong_20_Emphasis">software</text:span> application in which different components combined into a single program from a single platform.Despite having different components/modules/services, the application is built and deployed as one Application for all platforms</text:p>
      <text:p text:style-name="P4"/>
      <text:p text:style-name="P6">Benefits:</text:p>
      <text:p text:style-name="P9"/>
      <text:list xml:id="list3379723454" text:style-name="L2">
        <text:list-item>
          <text:p text:style-name="P13">Simple to develop,<text:span text:style-name="T9">test and deploy</text:span>.<text:bookmark text:name="d8ce"/></text:p>
        </text:list-item>
        <text:list-item>
          <text:p text:style-name="P10"><text:bookmark text:name="e95d"/>Simple to scale horizontally.</text:p>
        </text:list-item>
      </text:list>
      <text:p text:style-name="P11">Drawbacks:</text:p>
      <text:list xml:id="list1987158066" text:style-name="L3">
        <text:list-item>
          <text:p text:style-name="P12">Monolithic applications has a barrier to adopting new technologies. Since changes in frameworks or languages will affect an entire application <text:s/><text:span text:style-name="T10">(because every thing is tightly coupled and depend on each other) </text:span>it is extremely expensive in both time and cost.</text:p>
        </text:list-item>
        <text:list-item>
          <text:p text:style-name="P15"><text:span text:style-name="T9">You must redeploy the entire application on each update.</text:span></text:p>
        </text:list-item>
        <text:list-item>
          <text:p text:style-name="P16"><text:bookmark text:name="8b09"/>The size of the application can slow down the start-up time <text:span text:style-name="T10">(because of large code which slow down IDE)</text:span>.</text:p>
        </text:list-item>
        <text:list-item>
          <text:p text:style-name="P14"><text:span text:style-name="T1">Large monolithic code base makes complicated to understand, especially for new developer </text:span><text:span text:style-name="T2"><text:s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22:39:37.456619179</meta:creation-date>
    <dc:date>2020-04-06T23:42:51.834811924</dc:date>
    <meta:editing-duration>PT33M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242" meta:character-count="1656" meta:non-whitespace-character-count="1421"/>
  </office:meta>
</office:document-meta>
</file>